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igestUtil.digestString( String pass , String algorithm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DigestUtil.DigestUti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igestUtil.main( String [ ] args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9">
            <text:p text:style-name="Table_20_Contents">9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DigestUtil.printU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igestUtil.digestFile( String filename , String algorithm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33">
            <text:p text:style-name="Table_20_Contents">3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